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053cm" fo:margin-right="0.053cm" fo:margin-top="0.053cm" fo:margin-bottom="0.053cm" loext:contextual-spacing="false" fo:text-align="start" style:justify-single-word="false" fo:orphans="2" fo:widows="2" fo:text-indent="0cm" style:auto-text-indent="false"/>
      <style:text-properties fo:font-variant="normal" fo:text-transform="none" fo:color="#6a737c" style:font-name="inherit" fo:font-size="9.75pt" fo:letter-spacing="normal" fo:font-style="normal" fo:font-weight="normal" loext:padding="0cm" loext:border="none"/>
    </style:style>
    <style:style style:name="P2" style:family="paragraph" style:parent-style-name="Standard">
      <style:paragraph-properties fo:margin-left="0.053cm" fo:margin-right="0.053cm" fo:margin-top="0.053cm" fo:margin-bottom="0.053cm" loext:contextual-spacing="false" fo:text-align="start" style:justify-single-word="false" fo:orphans="2" fo:widows="2" fo:text-indent="0cm" style:auto-text-indent="false"/>
      <style:text-properties fo:font-variant="normal" fo:text-transform="none" fo:color="#6a737c" style:font-name="inherit" fo:font-size="9.75pt" fo:letter-spacing="normal" fo:font-style="normal" fo:font-weight="bold" style:font-weight-asian="bold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5999" style:font-name="inherit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officeooo:rsid="001054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upload failed: .<text:span text:style-name="T3">XXX XXX </text:span>seek() takes 2 positional arguments but 3 were given</text:p>
      <text:p text:style-name="P1"/>
      <text:p text:style-name="P1"/>
      <text:p text:style-name="P3">I have the same issue. The problem is I used the Ubuntu package manager to install the aws package. We should use this command to install the aws command.</text:p>
      <text:p text:style-name="P3">pip3 install awscli --upgrade –user</text:p>
      <text:p text:style-name="P3"/>
      <text:p text:style-name="P4"><text:span text:style-name="T1">for more information:</text:span><text:a xlink:type="simple" xlink:href="https://docs.aws.amazon.com/cli/latest/userguide/cli-chap-install.html#install-tool-pip" text:style-name="Internet_20_link" text:visited-style-name="Visited_20_Internet_20_Link"><text:span text:style-name="T2">https://docs.aws.amazon.com/cli/latest/userguide/cli-chap-install.html#install-tool-pip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0:25:23.398771396</meta:creation-date>
    <dc:date>2019-10-08T20:28:12.466520961</dc:date>
    <meta:editing-duration>PT2M51S</meta:editing-duration>
    <meta:editing-cycles>1</meta:editing-cycles>
    <meta:document-statistic meta:table-count="0" meta:image-count="0" meta:object-count="0" meta:page-count="1" meta:paragraph-count="4" meta:word-count="51" meta:character-count="373" meta:non-whitespace-character-count="327"/>
    <meta:generator>LibreOffice/6.0.7.3$Linux_X86_64 LibreOffice_project/00m0$Build-3</meta:generator>
  </office:meta>
</office:document-meta>
</file>